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5.5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aa61a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5" style:family="table-cell" style:parent-style-name="Default">
      <style:text-properties style:font-name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37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3" table:number-columns-repeated="1020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/>
          <table:table-cell table:style-name="ce6" office:value-type="date" office:date-value="2018-05-15" calcext:value-type="date">
            <text:p>15.05.18</text:p>
          </table:table-cell>
          <table:table-cell table:style-name="ce6" office:value-type="date" office:date-value="2018-05-16" calcext:value-type="date">
            <text:p>16.05.18</text:p>
          </table:table-cell>
          <table:table-cell table:style-name="ce6" office:value-type="date" office:date-value="2018-05-22" calcext:value-type="date">
            <text:p>22.05.18</text:p>
          </table:table-cell>
          <table:table-cell table:style-name="ce6" office:value-type="date" office:date-value="2018-05-23" calcext:value-type="date">
            <text:p>23.05.18</text:p>
          </table:table-cell>
          <table:table-cell table:style-name="ce6" office:value-type="date" office:date-value="2018-05-25" calcext:value-type="date">
            <text:p>25.05.18</text:p>
          </table:table-cell>
          <table:table-cell table:style-name="ce6" office:value-type="date" office:date-value="2018-05-29" calcext:value-type="date">
            <text:p>29.05.18</text:p>
          </table:table-cell>
          <table:table-cell table:style-name="ce6" office:value-type="date" office:date-value="2018-05-30" calcext:value-type="date">
            <text:p>30.05.18</text:p>
          </table:table-cell>
          <table:table-cell table:style-name="ce6" office:value-type="date" office:date-value="2018-06-05" calcext:value-type="date">
            <text:p>05.06.18</text:p>
          </table:table-cell>
          <table:table-cell table:style-name="ce6" office:value-type="date" office:date-value="2018-06-06" calcext:value-type="date">
            <text:p>06.06.18</text:p>
          </table:table-cell>
          <table:table-cell table:style-name="ce6" office:value-type="date" office:date-value="2018-06-12" calcext:value-type="date">
            <text:p>12.06.18</text:p>
          </table:table-cell>
          <table:table-cell table:style-name="ce6" office:value-type="date" office:date-value="2018-06-13" calcext:value-type="date">
            <text:p>13.06.18</text:p>
          </table:table-cell>
          <table:table-cell table:style-name="ce6" office:value-type="date" office:date-value="2018-06-19" calcext:value-type="date">
            <text:p>19.06.18</text:p>
          </table:table-cell>
          <table:table-cell table:style-name="ce6" office:value-type="date" office:date-value="2018-06-20" calcext:value-type="date">
            <text:p>20.06.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bdullah Mohamad</text:p>
          </table:table-cell>
          <table:table-cell/>
          <table:table-cell table:style-name="ce7" office:value-type="string" calcext:value-type="string">
            <text:p>V 60 Min</text:p>
          </table:table-cell>
          <table:table-cell table:style-name="ce1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3 Minuten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58 Minuten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3" office:value-type="string" calcext:value-type="string">
            <text:p>Elif Aksoy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1009"/>
        </table:table-row>
        <table:table-row table:style-name="ro1">
          <table:table-cell table:style-name="ce4" office:value-type="string" calcext:value-type="string">
            <text:p>Martin Dünkelmann</text:p>
          </table:table-cell>
          <table:table-cell/>
          <table:table-cell table:number-columns-repeated="7" table:style-name="ce7" office:value-type="string" calcext:value-type="string">
            <text:p>X</text:p>
          </table:table-cell>
          <table:table-cell table:style-name="ce7" office:value-type="string" calcext:value-type="string">
            <text:p>V 25 Minuten</text:p>
          </table:table-cell>
          <table:table-cell table:number-columns-repeated="2"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4" office:value-type="string" calcext:value-type="string">
            <text:p>Reinhold Jourdan</text:p>
          </table:table-cell>
          <table:table-cell/>
          <table:table-cell table:style-name="ce7" office:value-type="string" calcext:value-type="string">
            <text:p>V 30 Min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V 16 Minuten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V 12 Minuten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office:value-type="string" calcext:value-type="string">
            <text:p>Cansu Emine Bugdayci</text:p>
          </table:table-cell>
          <table:table-cell/>
          <table:table-cell table:number-columns-repeated="12" table:style-name="ce7" office:value-type="string" calcext:value-type="string">
            <text:p>X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office:value-type="string" calcext:value-type="string">
            <text:p>Eda Cim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V 36 Minuten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V 12 Minuten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office:value-type="string" calcext:value-type="string">
            <text:p>David Zirwes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1"/>
          <table:table-cell table:number-columns-repeated="2" table:style-name="ce7" office:value-type="string" calcext:value-type="string">
            <text:p>X</text:p>
          </table:table-cell>
          <table:table-cell table:style-name="ce1"/>
          <table:table-cell table:number-columns-repeated="5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4" office:value-type="string" calcext:value-type="string">
            <text:p>Renata Dragoun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 Krank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4" office:value-type="string" calcext:value-type="string">
            <text:p>Döne Öztaskin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8" table:style-name="ce7" office:value-type="string" calcext:value-type="string">
            <text:p>X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office:value-type="string" calcext:value-type="string">
            <text:p>Ali Benjaanid</text:p>
          </table:table-cell>
          <table:table-cell/>
          <table:table-cell table:style-name="ce7" office:value-type="string" calcext:value-type="string">
            <text:p>V 60 Min</text:p>
          </table:table-cell>
          <table:table-cell table:style-name="ce1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3 Minuten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58 Minuten</text:p>
          </table:table-cell>
          <table:table-cell table:number-columns-repeated="2" table:style-name="ce7" office:value-type="string" calcext:value-type="string">
            <text:p>E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ajar Menssouri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E Arzt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Default"/>
          <table:table-cell table:style-name="ce7" table:number-columns-repeated="4"/>
          <table:table-cell table:style-name="ce7" office:value-type="string" calcext:value-type="string">
            <text:p>NASA</text:p>
          </table:table-cell>
          <table:table-cell table:style-name="ce7"/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style-name="Default"/>
          <table:table-cell table:style-name="ce7" table:number-columns-repeated="6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Anwesend</text:p>
          </table:table-cell>
          <table:table-cell table:style-name="ce1" office:value-type="string" calcext:value-type="string">
            <text:p>X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Abwesend</text:p>
          </table:table-cell>
          <table:table-cell table:style-name="ce1"/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Verspätet</text:p>
          </table:table-cell>
          <table:table-cell table:style-name="ce1" office:value-type="string" calcext:value-type="string">
            <text:p>V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Entschuldigt</text:p>
          </table:table-cell>
          <table:table-cell table:style-name="ce1" office:value-type="string" calcext:value-type="string">
            <text:p>E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 table:number-rows-repeated="12">
          <table:table-cell table:style-name="Default"/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9">00.00.0000</text:date>, <text:time style:data-style-name="N2" text:time-value="12:57:10.01776852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6.0.3.2$Linux_X86_64 LibreOffice_project/00m0$Build-2</meta:generator>
    <dc:date>2018-06-19T13:02:08.519444212</dc:date>
    <meta:editing-duration>PT17H2M34S</meta:editing-duration>
    <meta:editing-cycles>144</meta:editing-cycles>
    <meta:document-statistic meta:table-count="1" meta:cell-count="158" meta:object-count="0"/>
  </office:meta>
</office:document-meta>
</file>